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78cm"/>
    </style:style>
    <style:style style:name="co2" style:family="table-column">
      <style:table-column-properties fo:break-before="auto" style:column-width="39.06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style:font-name="Ubuntu" fo:font-size="10pt" fo:font-weight="normal" style:font-size-asian="10pt" style:font-weight-asian="normal" style:font-size-complex="10pt" style:font-weight-complex="normal"/>
    </style:style>
    <style:style style:name="ce8" style:family="table-cell" style:parent-style-name="Default">
      <style:table-cell-properties fo:wrap-option="wrap"/>
      <style:text-properties style:use-window-font-color="true" style:text-outline="false" style:text-line-through-style="none" style:text-line-through-type="none" style:font-name="Ubuntu"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Ubuntu"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Ubuntu" fo:font-size="10pt" fo:font-weight="normal" style:font-size-asian="10pt" style:font-weight-asian="normal" style:font-size-complex="10pt" style:font-weight-complex="normal"/>
    </style:style>
    <style:style style:name="ce5" style:family="table-cell" style:parent-style-name="Default">
      <style:table-cell-properties fo:wrap-option="wrap"/>
      <style:text-properties style:use-window-font-color="true" style:text-outline="false" style:text-line-through-style="none" style:text-line-through-type="none" style:font-name="Ubuntu"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Ubuntu"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number-columns-repeated="1022" table:default-cell-style-name="ce4"/>
        <table:table-row table:style-name="ro1">
          <table:table-cell office:value-type="string" calcext:value-type="string">
            <text:p>What is a thyroid gland?</text:p>
          </table:table-cell>
          <table:table-cell office:value-type="string" calcext:value-type="string">
            <text:p>The thyroid gland is an endocrine gland in your neck. It makes two hormones that are secreted into the blood: thyroxine (T4) and triiodothyronine (T3). These hormones are necessary for all the cells in your body to work normally.</text:p>
          </table:table-cell>
          <table:table-cell table:number-columns-repeated="1022"/>
        </table:table-row>
        <table:table-row table:style-name="ro1">
          <table:table-cell office:value-type="string" calcext:value-type="string">
            <text:p>How common are thyroid disorders?</text:p>
          </table:table-cell>
          <table:table-cell table:style-name="ce5" office:value-type="string" calcext:value-type="string">
            <text:p>Thyroid disorders are very common and tend mainly to occur in women, although anybody - men, teenagers, children, and babies, too - can be affected. </text:p>
          </table:table-cell>
          <table:table-cell table:number-columns-repeated="1022"/>
        </table:table-row>
        <table:table-row table:style-name="ro1">
          <table:table-cell office:value-type="string" calcext:value-type="string">
            <text:p>How many people have thyroid problems?</text:p>
          </table:table-cell>
          <table:table-cell table:style-name="ce5" office:value-type="string" calcext:value-type="string">
            <text:p>About one in 20 people has some kind of thyroid disorder, which may be temporary or permanent.</text:p>
          </table:table-cell>
          <table:table-cell table:number-columns-repeated="1022"/>
        </table:table-row>
        <table:table-row table:style-name="ro1">
          <table:table-cell office:value-type="string" calcext:value-type="string">
            <text:p>Where is thyroid gland?</text:p>
          </table:table-cell>
          <table:table-cell table:style-name="ce5" office:value-type="string" calcext:value-type="string">
            <text:p>The thyroid gland lies in the front of your neck in a position just below your Adam’s apple. </text:p>
          </table:table-cell>
          <table:table-cell table:number-columns-repeated="1022"/>
        </table:table-row>
        <table:table-row table:style-name="ro2">
          <table:table-cell office:value-type="string" calcext:value-type="string">
            <text:p>What does my thyroid gland do?</text:p>
          </table:table-cell>
          <table:table-cell table:style-name="ce5" office:value-type="string" calcext:value-type="string">
            <text:p>The thyroid makes two hormones that it secretes into the bloodstream. One is called thyroxine; this hormone contains four atoms of iodine and is often called T4. The other is called triiodothyronine, which contains three atoms of iodine and is often called T3. I</text:p>
          </table:table-cell>
          <table:table-cell table:number-columns-repeated="1022"/>
        </table:table-row>
        <table:table-row table:style-name="ro1">
          <table:table-cell table:style-name="ce5" office:value-type="string" calcext:value-type="string">
            <text:p>What do my thyroid hormones do for me?</text:p>
          </table:table-cell>
          <table:table-cell table:style-name="ce5" office:value-type="string" calcext:value-type="string">
            <text:p>The T4, or rather the T3 derived from it, and the T3 secreted directly by the thyroid gland influence the metabolism of your body cells. In other words, it regulates the speed with which your body cells work. I</text:p>
          </table:table-cell>
          <table:table-cell table:number-columns-repeated="1022"/>
        </table:table-row>
        <table:table-row table:style-name="ro1">
          <table:table-cell office:value-type="string" calcext:value-type="string">
            <text:p>What can go wrong with my thyroid?</text:p>
          </table:table-cell>
          <table:table-cell office:value-type="string" calcext:value-type="string">
            <text:p>Hypothyroidism (underactive thyroid) - not enough thyroxine is produced for the body’s needs. Hyperthyroidism (overactive thyroid) - too much thyroxine is produced for the body’s needs. Hypothyroidism is the most common disorder.</text:p>
          </table:table-cell>
          <table:table-cell table:number-columns-repeated="1022"/>
        </table:table-row>
        <table:table-row table:style-name="ro1">
          <table:table-cell office:value-type="string" calcext:value-type="string">
            <text:p>What are the most common symptoms of the most common thyroid disorders that I might experience</text:p>
          </table:table-cell>
          <table:table-cell office:value-type="string" calcext:value-type="string">
            <text:p>Hypothyroidism: tiredness, feeling cold, weight gain, poor concentration, depression. Hyperthyroidism: weight loss, heat intolerance, anxiety, and, sometimes, sore and gritty eyes. Sometimes there are very few symptoms. A blood test from your doctor will confirm whether or not you have a thyroid disorder.</text:p>
          </table:table-cell>
          <table:table-cell table:number-columns-repeated="1022"/>
        </table:table-row>
        <table:table-row table:style-name="ro1">
          <table:table-cell table:style-name="ce5" office:value-type="string" calcext:value-type="string">
            <text:p>What other disorders are there?</text:p>
          </table:table-cell>
          <table:table-cell office:value-type="string" calcext:value-type="string">
            <text:p>Thyroid eye disease,Nodules or swellings,Thyroid cancer.</text:p>
          </table:table-cell>
          <table:table-cell table:number-columns-repeated="1022"/>
        </table:table-row>
        <table:table-row table:style-name="ro1">
          <table:table-cell table:style-name="ce6" office:value-type="string" calcext:value-type="string">
            <text:p>What is hypothyroidism?</text:p>
          </table:table-cell>
          <table:table-cell office:value-type="string" calcext:value-type="string">
            <text:p>Hypothyroidism (underactive thyroid) - not enough thyroxine is produced for the body’s needs.</text:p>
          </table:table-cell>
          <table:table-cell table:number-columns-repeated="1022"/>
        </table:table-row>
        <table:table-row table:style-name="ro1">
          <table:table-cell office:value-type="string" calcext:value-type="string">
            <text:p>What is hyperthyroidism?</text:p>
          </table:table-cell>
          <table:table-cell office:value-type="string" calcext:value-type="string">
            <text:p>Hyperthyroidism (overactive thyroid) - too much thyroxine is produced for the body’s needs.</text:p>
          </table:table-cell>
          <table:table-cell table:number-columns-repeated="1022"/>
        </table:table-row>
        <table:table-row table:style-name="ro1">
          <table:table-cell office:value-type="string" calcext:value-type="string">
            <text:p>How common is thyroid cancer?</text:p>
          </table:table-cell>
          <table:table-cell table:style-name="ce5" office:value-type="string" calcext:value-type="string">
            <text:p>Very rare, but it is important to ask your doctor to check any lump in your neck.</text:p>
          </table:table-cell>
          <table:table-cell table:number-columns-repeated="1022"/>
        </table:table-row>
        <table:table-row table:style-name="ro1">
          <table:table-cell office:value-type="string" calcext:value-type="string">
            <text:p>What is post-partum thyroiditis?</text:p>
          </table:table-cell>
          <table:table-cell table:style-name="ce5" office:value-type="string" calcext:value-type="string">
            <text:p>Having a baby can sometimes trigger a thyroid disorder. This is known as postpartum thyroiditis. It is usually temporary but can return each time you have a baby.</text:p>
          </table:table-cell>
          <table:table-cell table:number-columns-repeated="1022"/>
        </table:table-row>
        <table:table-row table:style-name="ro2">
          <table:table-cell table:style-name="ce5" office:value-type="string" calcext:value-type="string">
            <text:p>What causes a thyroid disorder?</text:p>
            <text:p/>
          </table:table-cell>
          <table:table-cell table:style-name="ce5" office:value-type="string" calcext:value-type="string">
            <text:p>There are many different causes of the different thyroid disorders. Most commonly the cause is due to autoimmune thyroid disease - a self-destructive process in which the body’s immune system attacks the thyroid cells as though they were foreign cells.</text:p>
          </table:table-cell>
          <table:table-cell table:number-columns-repeated="1022"/>
        </table:table-row>
        <table:table-row table:style-name="ro2">
          <table:table-cell table:style-name="ce5" office:value-type="string" calcext:value-type="string">
            <text:p>How are thyroid disorders diagnosed?</text:p>
          </table:table-cell>
          <table:table-cell table:style-name="ce5" office:value-type="string" calcext:value-type="string">
            <text:p>Your doctor will be able to get a good idea about the activity of your thyroid gland by listening to your symptoms, asking you some questions, and by examining your neck. However, by taking a small sample of your blood he or she can assess exactly your thyroid secretory state.  A single blood test will normally confirm the diagnosis, but sometimes other tests are required.</text:p>
          </table:table-cell>
          <table:table-cell table:number-columns-repeated="1022"/>
        </table:table-row>
        <table:table-row table:style-name="ro1">
          <table:table-cell table:style-name="ce5" office:value-type="string" calcext:value-type="string">
            <text:p>Can thyroid disorders be treated?</text:p>
          </table:table-cell>
          <table:table-cell table:style-name="ce5" office:value-type="string" calcext:value-type="string">
            <text:p>Yes – your thyroid disorder and many of the symptoms, too, can be treated. Most thyroid disorders are treated with daily medication. There are other treatments for those thyroid disorders that cannot be controlled with medication.</text:p>
          </table:table-cell>
          <table:table-cell table:number-columns-repeated="1022"/>
        </table:table-row>
        <table:table-row table:style-name="ro1">
          <table:table-cell office:value-type="string" calcext:value-type="string">
            <text:p>What are early signs of thyroid problems?</text:p>
          </table:table-cell>
          <table:table-cell office:value-type="string" calcext:value-type="string">
            <text:p>Gastrointestinal problems, Mood changes, Weight changes, Skin problems, Sensitivity to temperature changes, Vision changes (occurs more often with hyperthyroidism), Hair thinning or hair loss (hyperthyroidism), Memory problems (both hyperthyroidism and hypothyroidism).</text:p>
          </table:table-cell>
          <table:table-cell table:number-columns-repeated="1022"/>
        </table:table-row>
        <table:table-row table:style-name="ro2">
          <table:table-cell office:value-type="string" calcext:value-type="string">
            <text:p>What are hypothyroidism signs and symptoms that can occur? </text:p>
            <text:p/>
          </table:table-cell>
          <table:table-cell office:value-type="string" calcext:value-type="string">
            <text:p>Fatigue, Increased sensitivity to cold, Constipation, Dry skin, Weight gain, Puffy face, Hoarseness, Muscle weakness.</text:p>
          </table:table-cell>
          <table:table-cell table:number-columns-repeated="1022"/>
        </table:table-row>
        <table:table-row table:style-name="ro1">
          <table:table-cell office:value-type="string" calcext:value-type="string">
            <text:p>At what age do thyroid problems tend to start?</text:p>
          </table:table-cell>
          <table:table-cell table:style-name="ce5" office:value-type="string" calcext:value-type="string">
            <text:p>The disease is hereditary and may develop at any age in men or women, but it's much more common in women ages 20 to 30</text:p>
          </table:table-cell>
          <table:table-cell table:number-columns-repeated="1022"/>
        </table:table-row>
        <table:table-row table:style-name="ro2">
          <table:table-cell table:style-name="ce5" office:value-type="string" calcext:value-type="string">
            <text:p>How can I cure my thyroid without medication?</text:p>
          </table:table-cell>
          <table:table-cell table:style-name="ce5" office:value-type="string" calcext:value-type="string">
            <text:p><text:a xlink:href="https://www.google.com/search?output=search&amp;tbm=isch&amp;q=How+can+I+cure+my+thyroid+without+medication?&amp;source=iu&amp;ictx=1&amp;fir=a92Nc3-jzjRWOM%252CnjEvwJme7QbEaM%252C_&amp;vet=1&amp;usg=AI4_-kR0lSliaQ64jsuwPCUKT0qZ1-WgtA&amp;sa=X&amp;ved=2ahUKEwjI05uyhbn0AhWcS_EDHZ6zAVkQ9QF6BAgEEAE#imgrc=a92Nc3-jzjRWOM" xlink:type="simple"> </text:a>Taking certain vitamin supplements can have an effect on your thyroid health. Low thyroid hormones can affect your body's vitamin B-12 levels. Taking a vitamin B-12 supplement may help you repair some of the damage hypothyroidism caused. Vitamin B-12 can help with the tiredness thyroid disease can cause.</text:p>
          </table:table-cell>
          <table:table-cell table:number-columns-repeated="1022"/>
        </table:table-row>
        <table:table-row table:style-name="ro1">
          <table:table-cell table:style-name="ce5" office:value-type="string" calcext:value-type="string">
            <text:p>What foods help heal thyroid?</text:p>
          </table:table-cell>
          <table:table-cell office:value-type="string" calcext:value-type="string">
            <text:p>Roasted seaweed, Salted nuts. Brazil nuts, macadamia nuts,hazelnuts, Baked fish, Dairy, Fresh eggs.</text:p>
          </table:table-cell>
          <table:table-cell table:number-columns-repeated="1022"/>
        </table:table-row>
        <table:table-row table:style-name="ro1">
          <table:table-cell table:style-name="ce5" office:value-type="string" calcext:value-type="string">
            <text:p>Can thyroid be cured by exercise?</text:p>
          </table:table-cell>
          <table:table-cell table:style-name="ce5" office:value-type="string" calcext:value-type="string">
            <text:p>No, exercise won't make your thyroid produce more thyroid hormone, or reverse the condition.</text:p>
          </table:table-cell>
          <table:table-cell table:number-columns-repeated="1022"/>
        </table:table-row>
        <table:table-row table:style-name="ro1">
          <table:table-cell table:style-name="ce5" office:value-type="string" calcext:value-type="string">
            <text:p>Is coffee bad for thyroid?</text:p>
          </table:table-cell>
          <table:table-cell office:value-type="string" calcext:value-type="string">
            <text:p>Time Your First Cup Carefully in the Morning Per a study in the journal Thyroid, caffeine has been found to block absorption of thyroid hormone replacement. "People who were taking their thyroid medication with their morning coffee had uncontrollable thyroid levels, and we couldn't figure it out,</text:p>
          </table:table-cell>
          <table:table-cell table:number-columns-repeated="1022"/>
        </table:table-row>
        <table:table-row table:style-name="ro1">
          <table:table-cell table:style-name="ce5" office:value-type="string" calcext:value-type="string">
            <text:p><text:a xlink:href="https://www.google.com/search?sxsrf=AOaemvI7O0zXgyXXPk9aYtiJkbrAYWmvmA:1638033858461&amp;q=Is+Zumba+good+for+thyroid%3F&amp;sa=X&amp;ved=2ahUKEwianYHSh7n0AhUvQkEAHT97AroQzmd6BAgIEAU" xlink:type="simple"> </text:a>How can I check my thyroid at home?</text:p>
          </table:table-cell>
          <table:table-cell table:style-name="ce5" office:value-type="string" calcext:value-type="string">
            <text:p>First look in the mirror. And tip your head back second drink some water swallow. And watch your thyroid move up and down.</text:p>
          </table:table-cell>
          <table:table-cell table:number-columns-repeated="1022"/>
        </table:table-row>
        <table:table-row table:style-name="ro1">
          <table:table-cell office:value-type="string" calcext:value-type="string">
            <text:p>Do thyroid problems affect sex life?</text:p>
          </table:table-cell>
          <table:table-cell table:style-name="ce5" office:value-type="string" calcext:value-type="string">
            <text:p>Both hypothyroidism and hyperthyroidism have been linked to erectile dysfunction (ED) for men, painful intercourse for women, and low libido for both genders</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7">00/00/0000</text:date>, <text:time style:data-style-name="N2" text:time-value="22:08:47.2846373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16:28:54.514402728</meta:creation-date>
    <meta:generator>LibreOffice/6.4.7.2$Linux_X86_64 LibreOffice_project/40$Build-2</meta:generator>
    <dc:date>2021-11-27T20:08:45.243951108</dc:date>
    <meta:editing-duration>PT1H1M51S</meta:editing-duration>
    <meta:editing-cycles>19</meta:editing-cycles>
    <meta:document-statistic meta:table-count="1" meta:cell-count="50" meta:object-count="0"/>
  </office:meta>
</office:document-meta>
</file>